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2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25-01-14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2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24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24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23-12-2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23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23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23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23-01-12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22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22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22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22-01-13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21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21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21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21-01-19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20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20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20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9-12-26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9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9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9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9-01-14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8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8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8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8-01-08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7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7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7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7-01-03 16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6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6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6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6-01-04 19:11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4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4-01-06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3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3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3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3-01-07 18:50:2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2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2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2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2-01-17 19:20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1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1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1-01-04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0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0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0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0-01-12 16:43:4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9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9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9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9-01-12 16:44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8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8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8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8-01-09 17:07:3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7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7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7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7-01-08 17:27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6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6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6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6-01-13 22:33:5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5-01-10 20:49:3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4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4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4-01-08 02:0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3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3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3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3-01-05 20:19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2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2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2-01-04 00:08:3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1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1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1-01-05 22:59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0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0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0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2000-01-13 18:32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9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9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9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9-01-05 16:52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8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8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8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8-01-08 16:46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7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7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7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6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6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6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4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4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4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3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3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2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2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1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1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0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0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0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89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89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89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8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88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88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8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87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8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8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86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86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86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8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85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8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8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8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84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8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8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83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83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8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8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07098214903</text:p>
          </table:table-cell>
          <table:table-cell office:value-type="string" calcext:value-type="string">
            <text:p>23S 10W 01AAA 03</text:p>
          </table:table-cell>
          <table:table-cell office:value-type="string" calcext:value-type="string">
            <text:p>198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48" meta:object-count="0"/>
    <meta:user-defined meta:name="AppVersion">3.0</meta:user-defined>
  </office:meta>
</office:document-meta>
</file>